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99099990725517" calcext:value-type="float">
            <text:p>0,599099990725517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37" calcext:value-type="float">
            <text:p>0,8737</text:p>
          </table:table-cell>
          <table:table-cell office:value-type="float" office:value="0.584000000357628" calcext:value-type="float">
            <text:p>0,584000000357628</text:p>
          </table:table-cell>
          <table:table-cell office:value-type="float" office:value="0.9818" calcext:value-type="float">
            <text:p>0,9818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569300001859665" calcext:value-type="float">
            <text:p>0,569300001859665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576399999856949" calcext:value-type="float">
            <text:p>0,576399999856949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580599999427795" calcext:value-type="float">
            <text:p>0,580599999427795</text:p>
          </table:table-cell>
          <table:table-cell table:style-name="ce1" table:formula="of:=([.B3]+[.E3]+[.H3]+[.K3]+[.N3])/5" office:value-type="float" office:value="0.98016" calcext:value-type="float">
            <text:p>0,98016</text:p>
          </table:table-cell>
          <table:table-cell table:formula="of:=([.C3]+[.F3]+[.I3]+[.L3]+[.O3])/5" office:value-type="float" office:value="0.87432" calcext:value-type="float">
            <text:p>0,87432</text:p>
          </table:table-cell>
          <table:table-cell table:formula="of:=([.D3]+[.G3]+[.J3]+[.M3]+[.P3])/5" office:value-type="float" office:value="0.581879998445511" calcext:value-type="float">
            <text:p>0,581879998445511</text:p>
          </table:table-cell>
        </table:table-row>
        <table:table-row table:style-name="ro1">
          <table:table-cell office:value-type="string" calcext:value-type="string">
            <text:p>WSGAF2_wt2_r_small</text:p>
          </table:table-cell>
          <table:table-cell office:value-type="float" office:value="0.98" calcext:value-type="float">
            <text:p>0,98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568300002813339" calcext:value-type="float">
            <text:p>0,568300002813339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62000003457069" calcext:value-type="float">
            <text:p>0,562000003457069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565800002217293" calcext:value-type="float">
            <text:p>0,565800002217293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758" calcext:value-type="float">
            <text:p>0,8758</text:p>
          </table:table-cell>
          <table:table-cell office:value-type="float" office:value="0.579600003361702" calcext:value-type="float">
            <text:p>0,579600003361702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574399992823601" calcext:value-type="float">
            <text:p>0,574399992823601</text:p>
          </table:table-cell>
          <table:table-cell table:formula="of:=([.B4]+[.E4]+[.H4]+[.K4]+[.N4])/5" office:value-type="float" office:value="0.97804" calcext:value-type="float">
            <text:p>0,97804</text:p>
          </table:table-cell>
          <table:table-cell table:formula="of:=([.C4]+[.F4]+[.I4]+[.L4]+[.O4])/5" office:value-type="float" office:value="0.87072" calcext:value-type="float">
            <text:p>0,87072</text:p>
          </table:table-cell>
          <table:table-cell table:formula="of:=([.D4]+[.G4]+[.J4]+[.M4]+[.P4])/5" office:value-type="float" office:value="0.570020000934601" calcext:value-type="float">
            <text:p>0,570020000934601</text:p>
          </table:table-cell>
        </table:table-row>
        <table:table-row table:style-name="ro1">
          <table:table-cell office:value-type="string" calcext:value-type="string">
            <text:p>WSGAF2_wt2_t_small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8727" calcext:value-type="float">
            <text:p>0,8727</text:p>
          </table:table-cell>
          <table:table-cell office:value-type="float" office:value="0.591699999570847" calcext:value-type="float">
            <text:p>0,591699999570847</text:p>
          </table:table-cell>
          <table:table-cell office:value-type="float" office:value="0.9751" calcext:value-type="float">
            <text:p>0,9751</text:p>
          </table:table-cell>
          <table:table-cell office:value-type="float" office:value="0.8737" calcext:value-type="float">
            <text:p>0,8737</text:p>
          </table:table-cell>
          <table:table-cell office:value-type="float" office:value="0.588299998641014" calcext:value-type="float">
            <text:p>0,588299998641014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8733" calcext:value-type="float">
            <text:p>0,8733</text:p>
          </table:table-cell>
          <table:table-cell office:value-type="float" office:value="0.589700010418892" calcext:value-type="float">
            <text:p>0,589700010418892</text:p>
          </table:table-cell>
          <table:table-cell office:value-type="float" office:value="0.9736" calcext:value-type="float">
            <text:p>0,9736</text:p>
          </table:table-cell>
          <table:table-cell office:value-type="float" office:value="0.8753" calcext:value-type="float">
            <text:p>0,8753</text:p>
          </table:table-cell>
          <table:table-cell office:value-type="float" office:value="0.593699994683266" calcext:value-type="float">
            <text:p>0,593699994683266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97500005364418" calcext:value-type="float">
            <text:p>0,597500005364418</text:p>
          </table:table-cell>
          <table:table-cell table:formula="of:=([.B5]+[.E5]+[.H5]+[.K5]+[.N5])/5" office:value-type="float" office:value="0.97566" calcext:value-type="float">
            <text:p>0,97566</text:p>
          </table:table-cell>
          <table:table-cell table:formula="of:=([.C5]+[.F5]+[.I5]+[.L5]+[.O5])/5" office:value-type="float" office:value="0.87348" calcext:value-type="float">
            <text:p>0,87348</text:p>
          </table:table-cell>
          <table:table-cell table:style-name="ce1" table:formula="of:=([.D5]+[.G5]+[.J5]+[.M5]+[.P5])/5" office:value-type="float" office:value="0.592180001735687" calcext:value-type="float">
            <text:p>0,592180001735687</text:p>
          </table:table-cell>
        </table:table-row>
        <table:table-row table:style-name="ro1">
          <table:table-cell office:value-type="string" calcext:value-type="string">
            <text:p>WSGAF2_wt2_s_small</text:p>
          </table:table-cell>
          <table:table-cell office:value-type="float" office:value="0.9339" calcext:value-type="float">
            <text:p>0,9339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466099998354912" calcext:value-type="float">
            <text:p>0,466099998354912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7933" calcext:value-type="float">
            <text:p>0,7933</text:p>
          </table:table-cell>
          <table:table-cell office:value-type="float" office:value="0.473600000143051" calcext:value-type="float">
            <text:p>0,473600000143051</text:p>
          </table:table-cell>
          <table:table-cell office:value-type="float" office:value="0.9331" calcext:value-type="float">
            <text:p>0,9331</text:p>
          </table:table-cell>
          <table:table-cell office:value-type="float" office:value="0.789" calcext:value-type="float">
            <text:p>0,789</text:p>
          </table:table-cell>
          <table:table-cell office:value-type="float" office:value="0.4783999979496" calcext:value-type="float">
            <text:p>0,4783999979496</text:p>
          </table:table-cell>
          <table:table-cell office:value-type="float" office:value="0.9299" calcext:value-type="float">
            <text:p>0,9299</text:p>
          </table:table-cell>
          <table:table-cell office:value-type="float" office:value="0.7899" calcext:value-type="float">
            <text:p>0,7899</text:p>
          </table:table-cell>
          <table:table-cell office:value-type="float" office:value="0.479499998688698" calcext:value-type="float">
            <text:p>0,479499998688698</text:p>
          </table:table-cell>
          <table:table-cell office:value-type="float" office:value="0.932" calcext:value-type="float">
            <text:p>0,932</text:p>
          </table:table-cell>
          <table:table-cell office:value-type="float" office:value="0.7897" calcext:value-type="float">
            <text:p>0,7897</text:p>
          </table:table-cell>
          <table:table-cell office:value-type="float" office:value="0.46339999884367" calcext:value-type="float">
            <text:p>0,46339999884367</text:p>
          </table:table-cell>
          <table:table-cell table:formula="of:=([.B6]+[.E6]+[.H6]+[.K6]+[.N6])/5" office:value-type="float" office:value="0.93284" calcext:value-type="float">
            <text:p>0,93284</text:p>
          </table:table-cell>
          <table:table-cell table:formula="of:=([.C6]+[.F6]+[.I6]+[.L6]+[.O6])/5" office:value-type="float" office:value="0.78876" calcext:value-type="float">
            <text:p>0,78876</text:p>
          </table:table-cell>
          <table:table-cell table:formula="of:=([.D6]+[.G6]+[.J6]+[.M6]+[.P6])/5" office:value-type="float" office:value="0.472199998795986" calcext:value-type="float">
            <text:p>0,472199998795986</text:p>
          </table:table-cell>
        </table:table-row>
        <table:table-row table:style-name="ro1">
          <table:table-cell office:value-type="string" calcext:value-type="string">
            <text:p>WSGAF2_wt2_a_small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714" calcext:value-type="float">
            <text:p>0,8714</text:p>
          </table:table-cell>
          <table:table-cell office:value-type="float" office:value="0.563300001621246" calcext:value-type="float">
            <text:p>0,5633000016212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74399995803833" calcext:value-type="float">
            <text:p>0,574399995803833</text:p>
          </table:table-cell>
          <table:table-cell office:value-type="float" office:value="0.9699" calcext:value-type="float">
            <text:p>0,9699</text:p>
          </table:table-cell>
          <table:table-cell office:value-type="float" office:value="0.8683" calcext:value-type="float">
            <text:p>0,8683</text:p>
          </table:table-cell>
          <table:table-cell office:value-type="float" office:value="0.560199996829033" calcext:value-type="float">
            <text:p>0,560199996829033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58699998259544" calcext:value-type="float">
            <text:p>0,558699998259544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5" calcext:value-type="float">
            <text:p>0,865</text:p>
          </table:table-cell>
          <table:table-cell office:value-type="float" office:value="0.559900000691414" calcext:value-type="float">
            <text:p>0,559900000691414</text:p>
          </table:table-cell>
          <table:table-cell table:formula="of:=([.B7]+[.E7]+[.H7]+[.K7]+[.N7])/5" office:value-type="float" office:value="0.97248" calcext:value-type="float">
            <text:p>0,97248</text:p>
          </table:table-cell>
          <table:table-cell table:formula="of:=([.C7]+[.F7]+[.I7]+[.L7]+[.O7])/5" office:value-type="float" office:value="0.86818" calcext:value-type="float">
            <text:p>0,86818</text:p>
          </table:table-cell>
          <table:table-cell table:formula="of:=([.D7]+[.G7]+[.J7]+[.M7]+[.P7])/5" office:value-type="float" office:value="0.563299998641014" calcext:value-type="float">
            <text:p>0,563299998641014</text:p>
          </table:table-cell>
        </table:table-row>
        <table:table-row table:style-name="ro1">
          <table:table-cell office:value-type="string" calcext:value-type="string">
            <text:p>WSGAF2_wt2_r_large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8749" calcext:value-type="float">
            <text:p>0,8749</text:p>
          </table:table-cell>
          <table:table-cell office:value-type="float" office:value="0.575900001823902" calcext:value-type="float">
            <text:p>0,575900001823902</text:p>
          </table:table-cell>
          <table:table-cell office:value-type="float" office:value="0.9819" calcext:value-type="float">
            <text:p>0,9819</text:p>
          </table:table-cell>
          <table:table-cell office:value-type="float" office:value="0.8718" calcext:value-type="float">
            <text:p>0,8718</text:p>
          </table:table-cell>
          <table:table-cell office:value-type="float" office:value="0.544900000095367" calcext:value-type="float">
            <text:p>0,544900000095367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555599999427795" calcext:value-type="float">
            <text:p>0,555599999427795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75599998235703" calcext:value-type="float">
            <text:p>0,575599998235703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8687" calcext:value-type="float">
            <text:p>0,8687</text:p>
          </table:table-cell>
          <table:table-cell office:value-type="float" office:value="0.568099996447563" calcext:value-type="float">
            <text:p>0,568099996447563</text:p>
          </table:table-cell>
          <table:table-cell table:formula="of:=([.B8]+[.E8]+[.H8]+[.K8]+[.N8])/5" office:value-type="float" office:value="0.97856" calcext:value-type="float">
            <text:p>0,97856</text:p>
          </table:table-cell>
          <table:table-cell table:formula="of:=([.C8]+[.F8]+[.I8]+[.L8]+[.O8])/5" office:value-type="float" office:value="0.87228" calcext:value-type="float">
            <text:p>0,87228</text:p>
          </table:table-cell>
          <table:table-cell table:formula="of:=([.D8]+[.G8]+[.J8]+[.M8]+[.P8])/5" office:value-type="float" office:value="0.564019999206066" calcext:value-type="float">
            <text:p>0,564019999206066</text:p>
          </table:table-cell>
        </table:table-row>
        <table:table-row table:style-name="ro1">
          <table:table-cell office:value-type="string" calcext:value-type="string">
            <text:p>WSGAF2_wt2_t_large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8761" calcext:value-type="float">
            <text:p>0,8761</text:p>
          </table:table-cell>
          <table:table-cell office:value-type="float" office:value="0.586200004816055" calcext:value-type="float">
            <text:p>0,586200004816055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07" calcext:value-type="float">
            <text:p>0,8707</text:p>
          </table:table-cell>
          <table:table-cell office:value-type="float" office:value="0.588100004196167" calcext:value-type="float">
            <text:p>0,588100004196167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610500001907349" calcext:value-type="float">
            <text:p>0,610500001907349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8763" calcext:value-type="float">
            <text:p>0,8763</text:p>
          </table:table-cell>
          <table:table-cell office:value-type="float" office:value="0.594299998879433" calcext:value-type="float">
            <text:p>0,594299998879433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575800001621246" calcext:value-type="float">
            <text:p>0,575800001621246</text:p>
          </table:table-cell>
          <table:table-cell table:formula="of:=([.B9]+[.E9]+[.H9]+[.K9]+[.N9])/5" office:value-type="float" office:value="0.97662" calcext:value-type="float">
            <text:p>0,97662</text:p>
          </table:table-cell>
          <table:table-cell table:style-name="ce1" table:formula="of:=([.C9]+[.F9]+[.I9]+[.L9]+[.O9])/5" office:value-type="float" office:value="0.8754" calcext:value-type="float">
            <text:p>0,8754</text:p>
          </table:table-cell>
          <table:table-cell table:formula="of:=([.D9]+[.G9]+[.J9]+[.M9]+[.P9])/5" office:value-type="float" office:value="0.59098000228405" calcext:value-type="float">
            <text:p>0,59098000228405</text:p>
          </table:table-cell>
        </table:table-row>
        <table:table-row table:style-name="ro1">
          <table:table-cell office:value-type="string" calcext:value-type="string">
            <text:p>WSGAF2_wt2_s_large</text:p>
          </table:table-cell>
          <table:table-cell office:value-type="float" office:value="0.9268" calcext:value-type="float">
            <text:p>0,9268</text:p>
          </table:table-cell>
          <table:table-cell office:value-type="float" office:value="0.7917" calcext:value-type="float">
            <text:p>0,7917</text:p>
          </table:table-cell>
          <table:table-cell office:value-type="float" office:value="0.488799999654293" calcext:value-type="float">
            <text:p>0,488799999654293</text:p>
          </table:table-cell>
          <table:table-cell office:value-type="float" office:value="0.9565" calcext:value-type="float">
            <text:p>0,9565</text:p>
          </table:table-cell>
          <table:table-cell office:value-type="float" office:value="0.816" calcext:value-type="float">
            <text:p>0,816</text:p>
          </table:table-cell>
          <table:table-cell office:value-type="float" office:value="0.483799995481968" calcext:value-type="float">
            <text:p>0,483799995481968</text:p>
          </table:table-cell>
          <table:table-cell office:value-type="float" office:value="0.9347" calcext:value-type="float">
            <text:p>0,9347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450599996745586" calcext:value-type="float">
            <text:p>0,45059999674558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822" calcext:value-type="float">
            <text:p>0,822</text:p>
          </table:table-cell>
          <table:table-cell office:value-type="float" office:value="0.46540000140667" calcext:value-type="float">
            <text:p>0,46540000140667</text:p>
          </table:table-cell>
          <table:table-cell office:value-type="float" office:value="0.9213" calcext:value-type="float">
            <text:p>0,9213</text:p>
          </table:table-cell>
          <table:table-cell office:value-type="float" office:value="0.7747" calcext:value-type="float">
            <text:p>0,7747</text:p>
          </table:table-cell>
          <table:table-cell office:value-type="float" office:value="0.479999998211861" calcext:value-type="float">
            <text:p>0,479999998211861</text:p>
          </table:table-cell>
          <table:table-cell table:formula="of:=([.B10]+[.E10]+[.H10]+[.K10]+[.N10])/5" office:value-type="float" office:value="0.93218" calcext:value-type="float">
            <text:p>0,93218</text:p>
          </table:table-cell>
          <table:table-cell table:formula="of:=([.C10]+[.F10]+[.I10]+[.L10]+[.O10])/5" office:value-type="float" office:value="0.8004" calcext:value-type="float">
            <text:p>0,8004</text:p>
          </table:table-cell>
          <table:table-cell table:formula="of:=([.D10]+[.G10]+[.J10]+[.M10]+[.P10])/5" office:value-type="float" office:value="0.473719998300076" calcext:value-type="float">
            <text:p>0,473719998300076</text:p>
          </table:table-cell>
        </table:table-row>
        <table:table-row table:style-name="ro1">
          <table:table-cell office:value-type="string" calcext:value-type="string">
            <text:p>WSGAF2_wt2_a_large</text:p>
          </table:table-cell>
          <table:table-cell office:value-type="float" office:value="0.973" calcext:value-type="float">
            <text:p>0,973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34200002253056" calcext:value-type="float">
            <text:p>0,534200002253056</text:p>
          </table:table-cell>
          <table:table-cell office:value-type="float" office:value="0.9711" calcext:value-type="float">
            <text:p>0,9711</text:p>
          </table:table-cell>
          <table:table-cell office:value-type="float" office:value="0.8708" calcext:value-type="float">
            <text:p>0,8708</text:p>
          </table:table-cell>
          <table:table-cell office:value-type="float" office:value="0.542099998891354" calcext:value-type="float">
            <text:p>0,542099998891354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580199998617172" calcext:value-type="float">
            <text:p>0,580199998617172</text:p>
          </table:table-cell>
          <table:table-cell office:value-type="float" office:value="0.9744" calcext:value-type="float">
            <text:p>0,9744</text:p>
          </table:table-cell>
          <table:table-cell office:value-type="float" office:value="0.869" calcext:value-type="float">
            <text:p>0,869</text:p>
          </table:table-cell>
          <table:table-cell office:value-type="float" office:value="0.540100000798702" calcext:value-type="float">
            <text:p>0,540100000798702</text:p>
          </table:table-cell>
          <table:table-cell office:value-type="float" office:value="0.9695" calcext:value-type="float">
            <text:p>0,9695</text:p>
          </table:table-cell>
          <table:table-cell office:value-type="float" office:value="0.865" calcext:value-type="float">
            <text:p>0,865</text:p>
          </table:table-cell>
          <table:table-cell office:value-type="float" office:value="0.538200002908707" calcext:value-type="float">
            <text:p>0,538200002908707</text:p>
          </table:table-cell>
          <table:table-cell table:formula="of:=([.B11]+[.E11]+[.H11]+[.K11]+[.N11])/5" office:value-type="float" office:value="0.97204" calcext:value-type="float">
            <text:p>0,97204</text:p>
          </table:table-cell>
          <table:table-cell table:formula="of:=([.C11]+[.F11]+[.I11]+[.L11]+[.O11])/5" office:value-type="float" office:value="0.86574" calcext:value-type="float">
            <text:p>0,86574</text:p>
          </table:table-cell>
          <table:table-cell table:formula="of:=([.D11]+[.G11]+[.J11]+[.M11]+[.P11])/5" office:value-type="float" office:value="0.546960000693798" calcext:value-type="float">
            <text:p>0,546960000693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1:13:11.065000000</dc:date>
    <meta:editing-duration>PT3M25S</meta:editing-duration>
    <meta:editing-cycles>2</meta:editing-cycles>
    <meta:generator>LibreOffice/6.1.3.2$Windows_X86_64 LibreOffice_project/86daf60bf00efa86ad547e59e09d6bb77c699acb</meta:generator>
    <meta:document-statistic meta:table-count="1" meta:cell-count="196" meta:object-count="0"/>
  </office:meta>
</office:document-meta>
</file>